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93daa" officeooo:paragraph-rsid="00093daa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93daa" officeooo:paragraph-rsid="000a1bfd" style:font-size-asian="14pt" style:font-size-complex="14pt"/>
    </style:style>
    <style:style style:name="T1" style:family="text">
      <style:text-properties officeooo:rsid="000a1b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Ορισμός</text:p>
      <text:p text:style-name="P1"/>
      <text:p text:style-name="P2"><text:tab/>Μια N-version software (NVS) μονάδα είναι μια μονάδα λογισμικού ανεκτική σε λάθη, η οποία εξαρτάται από έναν αλγόριθμο απόφασης, για να καθορίσει το επικρατέστερο αποτέλεσμα από αυτά που παραδίδονται από δύο ή περισσότερες ανεξάρτητες, αλλά ισοδύναμες, εκδοχές. Η διαδικασία με την οποία παράγονται οι NVS ονομάζεται N-Version Programming (NVP). </text:p>
      <text:p text:style-name="P2"><text:tab/>Ο<text:span text:style-name="T1">ι</text:span> κύριο<text:span text:style-name="T1">ι</text:span> στόχο<text:span text:style-name="T1">ι </text:span>της διαδικασίας NVP είναι:</text:p>
      <text:p text:style-name="P2"><text:span text:style-name="T1">α)</text:span> να μεγιστοποιήσει την ανεξαρτησία της δημιουργίας των εκδοχών και </text:p>
      <text:p text:style-name="P2"><text:span text:style-name="T1">β) </text:span>να εφαρμόσει διαφορετικό σχεδιασμό, <text:span text:style-name="T1">ώστε</text:span> να ελαχιστοποιήσει την πιθανότητα <text:span text:style-name="T1">παραγωγής λανθασμένων αποτελεσμάτων που συνυπάρχουν την ίδια στιγμή στην διαδικασία μιας απόφασης, από δυο ή παραπάνω εκδοχές.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7:19:55.091200918</meta:creation-date>
    <dc:date>2018-06-06T17:44:13.928459951</dc:date>
    <meta:editing-duration>PT6M3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94" meta:character-count="672" meta:non-whitespace-character-count="578"/>
  </office:meta>
</office:document-meta>
</file>